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Albany AMT1" svg:font-family="'Albany AMT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DejaVu Sans" svg:font-family="'DejaVu Sans'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DejaVu Sans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DejaVu Sans" fo:font-size="10pt" style:font-size-asian="10pt" style:font-size-complex="10pt"/>
    </style:style>
    <style:style style:name="P4" style:family="paragraph" style:parent-style-name="Standard">
      <style:text-properties style:font-name="DejaVu Sans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DejaVu Sans" fo:font-size="10pt" fo:font-style="italic" style:font-size-asian="10pt" style:font-style-asian="italic" style:font-size-complex="10pt" style:font-style-complex="italic"/>
    </style:style>
    <style:style style:name="P6" style:family="paragraph" style:parent-style-name="Standard">
      <style:text-properties style:font-name="DejaVu Sans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7" style:family="paragraph" style:parent-style-name="Standard">
      <style:text-properties style:font-name="DejaVu Sans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P8" style:family="paragraph" style:parent-style-name="Standard">
      <style:text-properties style:font-name="DejaVu Sans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9" style:family="paragraph" style:parent-style-name="Standard">
      <style:text-properties style:font-name="DejaVu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DejaVu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text-properties style:font-name="DejaVu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2" style:family="paragraph" style:parent-style-name="Standard">
      <style:text-properties style:font-name="DejaVu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text-properties style:font-name="DejaVu Sans" fo:font-size="10pt" style:text-underline-style="none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text-properties style:font-name="DejaVu Sans" fo:font-size="10pt" style:text-underline-style="none" fo:font-weight="bold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DejaVu Sans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7" style:family="paragraph" style:parent-style-name="Standard">
      <style:paragraph-properties fo:break-before="page"/>
      <style:text-properties style:font-name="DejaVu Sans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18" style:family="paragraph" style:parent-style-name="Standard">
      <style:paragraph-properties fo:break-before="page"/>
      <style:text-properties style:font-name="DejaVu Sans" fo:font-size="10pt" fo:font-weight="bold" style:font-size-asian="10pt" style:font-weight-asian="bold" style:font-size-complex="10pt" style:font-weight-complex="bold"/>
    </style:style>
    <style:style style:name="P19" style:family="paragraph" style:parent-style-name="Standard">
      <style:paragraph-properties fo:break-before="page"/>
      <style:text-properties style:font-name="DejaVu Sans" fo:font-size="12pt" fo:font-weight="bold" style:font-size-asian="12pt" style:font-weight-asian="bold" style:font-size-complex="12pt" style:font-weight-complex="bold"/>
    </style:style>
    <style:style style:name="P20" style:family="paragraph" style:parent-style-name="Standard">
      <style:text-properties style:font-name="DejaVu Sans" fo:font-size="10pt" style:font-size-asian="10pt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nscriberAG</text:p>
      <text:p text:style-name="P2"/>
      <text:p text:style-name="P16">Developer Documentation</text:p>
      <text:p text:style-name="P3"/>
      <text:p text:style-name="P2">This document gathers all necessary information to build TranscriberAG from sources.</text:p>
      <text:p text:style-name="P2">Step-by-step instructions are given for each supported system (Linux / Windows XP(Vista) / MacOSX)</text:p>
      <text:p text:style-name="P2"/>
      <text:p text:style-name="P2"/>
      <text:p text:style-name="P4">Prerequisites</text:p>
      <text:p text:style-name="P2">TranscriberAG sources are based on <text:span text:style-name="T4">Cmake</text:span><text:span text:style-name="T5">, a</text:span> cross-platform build system.</text:p>
      <text:p text:style-name="P2">A precompiled / packaged version of it is available for all operating systems.</text:p>
      <text:p text:style-name="P2">By the way, IDEs plugins are also available, so you can manage TranscriberAG through NetBeans or Eclipse.</text:p>
      <text:p text:style-name="P2"/>
      <text:p text:style-name="P2"/>
      <text:p text:style-name="P4">TranscriberAG external requirements</text:p>
      <text:p text:style-name="P2">The following libraries (including development headers) must be installed in order to build TrancriberAG:</text:p>
      <text:p text:style-name="P2"/>
      <text:p text:style-name="P2"><text:span text:style-name="T1">Gtk+</text:span><text:tab/><text:tab/><text:tab/>Cross-platform graphical toolkit (C library)</text:p>
      <text:p text:style-name="P2"><text:span text:style-name="T1">Gtkmm</text:span><text:tab/><text:tab/>C++ wrapper for GTK</text:p>
      <text:p text:style-name="P2"><text:span text:style-name="T1">Ffmpeg</text:span><text:tab/><text:tab/>Audio/video encoding/decoding framework (C library)</text:p>
      <text:p text:style-name="P2"><text:span text:style-name="T2">Libsndfile</text:span><text:tab/><text:tab/>Audio read/write (C library)</text:p>
      <text:p text:style-name="P2"><text:span text:style-name="T1">Xerces<text:tab/><text:tab/><text:tab/></text:span><text:span text:style-name="T3">XML Handling library</text:span></text:p>
      <text:p text:style-name="P2"><text:span text:style-name="T3"/></text:p>
      <text:p text:style-name="P2">The following libraries are already available in TranscriberAG sources :</text:p>
      <text:p text:style-name="P2"/>
      <text:p text:style-name="P2"><text:span text:style-name="T1">Live555</text:span><text:tab/><text:tab/>Set of libraries dedicated to RTSP streaming</text:p>
      <text:p text:style-name="P2"><text:span text:style-name="T1">AGlib</text:span><text:tab/><text:tab/><text:tab/>Implements/Supports AnnotationGraph(AG) XML format</text:p>
      <text:p text:style-name="P2"><text:span text:style-name="T1">SoundTouch</text:span><text:tab/><text:tab/>Audio processing library</text:p>
      <text:p text:style-name="P5">PortAudio<text:tab/><text:tab/><text:span text:style-name="T3">Audio API to write samples on audio devices</text:span></text:p>
      <text:p text:style-name="P11"/>
      <text:p text:style-name="P11">OS SPECIFIC external requirements</text:p>
      <text:p text:style-name="P12">MAC OS</text:p>
      <text:p text:style-name="P6">X11<text:tab/><text:tab/><text:tab/>Server X for Mac</text:p>
      <text:p text:style-name="P6"/>
      <text:p text:style-name="P6"><text:span text:style-name="T3">Windows XP</text:span><text:tab/><text:tab/></text:p>
      <text:p text:style-name="P6">MinGW<text:tab/><text:tab/><text:tab/>GNU Compiler Collection For Windows</text:p>
      <text:p text:style-name="P11"/>
      <text:p text:style-name="P11"/>
      <text:p text:style-name="P11">In this document, we'll assume all these libraries are installed.</text:p>
      <text:p text:style-name="P11"/>
      <text:p text:style-name="P17">Root folder content</text:p>
      <text:p text:style-name="P2"/>
      <text:p text:style-name="P4">libs<text:tab/><text:tab/><text:span text:style-name="T5">embedded</text:span> <text:span text:style-name="T5">libraries (SoundTouch, Live555, PortAudio, Aglib...)</text:span></text:p>
      <text:p text:style-name="P4">source<text:tab/><text:span text:style-name="T5">TranscriberAG sources</text:span></text:p>
      <text:p text:style-name="P19">Instructions for Linux systems</text:p>
      <text:p text:style-name="P4"/>
      <text:p text:style-name="P9">Step 1 – Build libraries</text:p>
      <text:p text:style-name="P9"/>
      <text:p text:style-name="P7">Makefiles generation</text:p>
      <text:p text:style-name="P10">cd libs/build</text:p>
      <text:p text:style-name="P10">cmake ..</text:p>
      <text:p text:style-name="P10"/>
      <text:p text:style-name="P8">After Cmake processing, Makefiles should be available if all went ok.</text:p>
      <text:p text:style-name="P8">If not, check Cmake logs to identify missing libraries.</text:p>
      <text:p text:style-name="P10"/>
      <text:p text:style-name="P7">Build</text:p>
      <text:p text:style-name="P13">make</text:p>
      <text:p text:style-name="P13"/>
      <text:p text:style-name="P13"/>
      <text:p text:style-name="P9">Step 2 – Build TranscriberAG</text:p>
      <text:p text:style-name="P14"/>
      <text:p text:style-name="P14">Makefiles generation</text:p>
      <text:p text:style-name="P13">cd source/build</text:p>
      <text:p text:style-name="P13">cmake ..</text:p>
      <text:p text:style-name="P13"/>
      <text:p text:style-name="P8">After Cmake processing, Makefiles should be available if all went ok.</text:p>
      <text:p text:style-name="P8">If not, check Cmake logs to identify missing libraries.</text:p>
      <text:p text:style-name="P13"/>
      <text:p text:style-name="P7">Build</text:p>
      <text:p text:style-name="P13">make</text:p>
      <text:p text:style-name="P13"/>
      <text:p text:style-name="P7">Install</text:p>
      <text:p text:style-name="P10">make install (requires root privileges)</text:p>
      <text:p text:style-name="P10"/>
      <text:p text:style-name="P7">Post install</text:p>
      <text:p text:style-name="P10">Copy directory <text:span text:style-name="T1">source/etc</text:span> into <text:s/><text:span text:style-name="T1">source/build/</text:span> directory</text:p>
      <text:p text:style-name="P10">Copy directory <text:span text:style-name="T1">source/doc/userman </text:span>into <text:span text:style-name="T1">source/build/etc/TransAG/doc </text:span>directory</text:p>
      <text:p text:style-name="P18">Instructions for Windows systems (XP / Vista)</text:p>
      <text:p text:style-name="P2"/>
      <text:p text:style-name="P2">Protocol here is quite identical to Linux', with very small differences.</text:p>
      <text:p text:style-name="P15">Since GCC is not the default compiler on Windows systems, we'll have to set Cmake explicitely in GCC mode (MinGW)</text:p>
      <text:p text:style-name="P2"/>
      <text:p text:style-name="P9">Step 1 – Build libraries</text:p>
      <text:p text:style-name="P9"/>
      <text:p text:style-name="P7">Makefiles generation</text:p>
      <text:p text:style-name="P10">cd libs/build</text:p>
      <text:p text:style-name="P10">cmake -G „MinGW Makefiles“ ..</text:p>
      <text:p text:style-name="P10"/>
      <text:p text:style-name="P8">After Cmake processing, Makefiles should be available if all went ok.</text:p>
      <text:p text:style-name="P8">If not, check Cmake logs to identify missing libraries.</text:p>
      <text:p text:style-name="P10"/>
      <text:p text:style-name="P7">Build</text:p>
      <text:p text:style-name="P13">make</text:p>
      <text:p text:style-name="P13"/>
      <text:p text:style-name="P13"/>
      <text:p text:style-name="P9">Step 2 – Build TranscriberAG</text:p>
      <text:p text:style-name="P14"/>
      <text:p text:style-name="P14">Makefiles generation</text:p>
      <text:p text:style-name="P13">cd source/build</text:p>
      <text:p text:style-name="P13">cmake -G „MinGW Makefiles“ ..</text:p>
      <text:p text:style-name="P13"/>
      <text:p text:style-name="P8">After Cmake processing, Makefiles should be available if all went ok.</text:p>
      <text:p text:style-name="P8">If not, check Cmake logs to identify missing libraries.</text:p>
      <text:p text:style-name="P13"/>
      <text:p text:style-name="P7">Build</text:p>
      <text:p text:style-name="P13">make</text:p>
      <text:p text:style-name="P13"/>
      <text:p text:style-name="P7">Install</text:p>
      <text:p text:style-name="P10">make install (requires root privileges)</text:p>
      <text:p text:style-name="P10"/>
      <text:p text:style-name="P7">Post install</text:p>
      <text:p text:style-name="P10">Copy directory <text:span text:style-name="T1">source/etc</text:span> into <text:s/><text:span text:style-name="T1">source/build/</text:span> directory</text:p>
      <text:p text:style-name="P10">Copy directory <text:span text:style-name="T1">source/doc/userman </text:span>into <text:span text:style-name="T1">source/build/etc/TransAG/doc </text:span>directory</text:p>
      <text:p text:style-name="P18">Instructions for MacOSX systems</text:p>
      <text:p text:style-name="P4"/>
      <text:p text:style-name="P15">Instructions are strictly identical to Linux.</text:p>
      <text:p text:style-name="P4"/>
      <text:p text:style-name="P9">Step 1 – Build libraries</text:p>
      <text:p text:style-name="P9"/>
      <text:p text:style-name="P7">Makefiles generation</text:p>
      <text:p text:style-name="P10">cd libs/build</text:p>
      <text:p text:style-name="P10">cmake ..</text:p>
      <text:p text:style-name="P10"/>
      <text:p text:style-name="P8">After Cmake processing, Makefiles should be available if all went ok.</text:p>
      <text:p text:style-name="P8">If not, check Cmake logs to identify missing libraries.</text:p>
      <text:p text:style-name="P10"/>
      <text:p text:style-name="P7">Build</text:p>
      <text:p text:style-name="P13">make</text:p>
      <text:p text:style-name="P13"/>
      <text:p text:style-name="P13"/>
      <text:p text:style-name="P9">Step 2 – Build TranscriberAG</text:p>
      <text:p text:style-name="P14"/>
      <text:p text:style-name="P14">Makefiles generation</text:p>
      <text:p text:style-name="P13">cd source/build</text:p>
      <text:p text:style-name="P13">cmake ..</text:p>
      <text:p text:style-name="P13"/>
      <text:p text:style-name="P8">After Cmake processing, Makefiles should be available if all went ok.</text:p>
      <text:p text:style-name="P8">If not, check Cmake logs to identify missing libraries.</text:p>
      <text:p text:style-name="P13"/>
      <text:p text:style-name="P7">Build</text:p>
      <text:p text:style-name="P13">make</text:p>
      <text:p text:style-name="P13"/>
      <text:p text:style-name="P7">Install</text:p>
      <text:p text:style-name="P10">make install (requires root privileges)</text:p>
      <text:p text:style-name="P10"/>
      <text:p text:style-name="P7">Post install</text:p>
      <text:p text:style-name="P10">Copy directory <text:span text:style-name="T1">source/etc</text:span> into <text:s/><text:span text:style-name="T1">source/build/</text:span> directory</text:p>
      <text:p text:style-name="P10">Copy directory <text:span text:style-name="T1">source/doc/userman </text:span>into <text:span text:style-name="T1">source/build/etc/TransAG/doc </text:span>directo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Albany AMT1" svg:font-family="'Albany AMT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DejaVu Sans" svg:font-family="'DejaVu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cs" fo:country="CZ" style:font-name-asian="Albany AMT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lbany AMT1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6-01-05T16:37:14</meta:creation-date>
    <dc:creator>MONTILLA Marc</dc:creator>
    <dc:date>2011-05-18T16:02:46</dc:date>
    <meta:editing-cycles>56</meta:editing-cycles>
    <meta:editing-duration>PT5H6M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5" meta:paragraph-count="98" meta:word-count="529" meta:character-count="3553"/>
  </office:meta>
</office:document-meta>
</file>